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"/>
    </style:style>
    <style:style style:name="T5" style:family="text">
      <style:text-properties style:text-position="0% 100%" style:font-name="Times New Roman" style:text-underline-style="none"/>
    </style:style>
    <style:style style:name="T6" style:family="text">
      <style:text-properties style:text-line-through-style="solid" style:text-position="0% 100%"/>
    </style:style>
    <style:style style:name="T7" style:family="text">
      <style:text-properties style:text-line-through-style="solid" style:text-position="0% 100%" style:font-name="Times New Roman"/>
    </style:style>
    <style:style style:name="T8" style:family="text">
      <style:text-properties style:text-line-through-style="none" style:text-position="0% 100%"/>
    </style:style>
    <style:style style:name="T9" style:family="text">
      <style:text-properties style:text-line-through-style="none" style:text-position="0% 100%" style:font-name="Times New Roman1"/>
    </style:style>
    <style:style style:name="T10" style:family="text">
      <style:text-properties style:text-line-through-style="none" style:text-position="0% 100%" style:font-name="Times New Roman"/>
    </style:style>
    <style:style style:name="T11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2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94]</text:p>
      <text:p text:style-name="P2">Month<text:tab/><text:tab/><text:tab/><text:tab/><text:tab/><text:tab/></text:p>
      <text:p text:style-name="P2">Year<text:tab/><text:tab/><text:tab/><text:tab/><text:tab/><text:tab/>[1894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Dr. Lilientha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6"/>
      <text:p text:style-name="P5">[Front Cover]</text:p>
      <text:p text:style-name="P6">For the 43<text:span text:style-name="T2">rd</text:span><text:span text:style-name="T3"> anniversary of my ministry/</text:span></text:p>
      <text:p text:style-name="P6"><text:span text:style-name="T3"/></text:p>
      <text:p text:style-name="P5"><text:span text:style-name="T3">[Page 1]</text:span></text:p>
      <text:p text:style-name="P5"><text:span text:style-name="T3">Sincerely attached as I am to the country, in which I have/ </text:span><text:span text:style-name="T6">dwelt uninterruptedly</text:span><text:span text:style-name="T8"> made my </text:span><text:span text:style-name="T6">home</text:span><text:span text:style-name="T8"> permanent home these forty three years; glad as I have/ felt to serve here the cause to which I consecrated my</text:span><text:span text:style-name="T6">self</text:span><text:span text:style-name="T8"> life/ forty three years ago; fortunate as I consider </text:span><text:span text:style-name="T6">it</text:span><text:span text:style-name="T8"> myself to be/ </text:span><text:span text:style-name="T6">well</text:span><text:span text:style-name="T8"> kindly thought of </text:span><text:span text:style-name="T6">by</text:span><text:span text:style-name="T8">--not by very few, I hope, among </text:span><text:span text:style-name="T6">my</text:span><text:span text:style-name="T8"> </text:span><text:span text:style-name="T6">not very few I hope</text:span><text:span text:style-name="T8"> brothers and sisters in faith, who/ constitute the congregation Mickv</text:span><text:span text:style-name="T9">é</text:span><text:span text:style-name="T10"> Israel, to whom I/ have ministered forty three </text:span><text:span text:style-name="T7">long</text:span><text:span text:style-name="T10"> consecutive years, </text:span><text:span text:style-name="T7">had</text:span><text:span text:style-name="T10"> </text:span><text:span text:style-name="T7">yet,</text:span><text:span text:style-name="T10"> I must nevertheless make a disappointing confession. <text:s/>Had I imagined/ ever so remotely that I was doomed to see the Samuel/ Holdsheims, the David Friedlanders, the Aaron Choriners/ transferred to Philadelphia, I would have returned,/ whence I came after this first Sabbath of my </text:span><text:span text:style-name="T7">first</text:span><text:span text:style-name="T10"> probation</text:span><text:span text:style-name="T7">, whence I came.</text:span><text:span text:style-name="T10">/ The position of Hebrew master, which I had filled/ in London, had been left purposely open by the/ directors of the Orphan School, who waited to hear/ that I preferred England to America. <text:s/>In real-/-ity, viewed from an orthodox stand point, the me-/-tropolis of Great Britain offered strong inducements/ to a young man cradled in a nursery of piety./ <text:s/>The prestige of </text:span><text:soft-page-break/><text:span text:style-name="T10">Moses Montefiore, vastly contributed/ to keep Jews in the famous city on the Thames, steadfast in their/ adherence to the Law and traditions. <text:s/>The grand/ nephew of the immortal philanthropist was not born there./</text:span></text:p>
      <text:p text:style-name="P5"><text:span text:style-name="T10"/></text:p>
      <text:p text:style-name="P5"><text:span text:style-name="T10">[Page 2]</text:span></text:p>
      <text:p text:style-name="P5"><text:span text:style-name="T10">Claude Montefiore, doubtless clever, well meaning/ and public spirited, had not arisen yet to associate/ himself with Israel Abraham, the scholarly descend-/-ant of devout and learned sires, and to advocate intermar-/-riages between our sons and daughters and the offspring/ of non-Israelitish parents, as pleaded for in some late/ numbers of their "Quarterly Review." <text:s/>Admit, in/ religious culture London did not compare in the days of my youth, with Le-/-ghorn, which had supplied </text:span><text:span text:style-name="T7">it</text:span><text:span text:style-name="T10"> its ancient Congregation of Sephardim, with Rabbis and/ teachers, but it rivalled[sic!] my native place in the/ observance of time honored practices. <text:s/>And we have been/ told by the Sages, that not erudition, but devotion to the Torah,/ is most commendable [Hebrew]/ Now, the truth must be spoken. <text:s/>Philadelphia fell/ short of the requirements that give a </text:span><text:span text:style-name="T7">title</text:span><text:span text:style-name="T10"> right to the/ </text:span><text:span text:style-name="T7">name</text:span><text:span text:style-name="T10"> title of "religious." <text:s/>Still, forty three years ago, it/ was the </text:span><text:span text:style-name="T7">home</text:span><text:span text:style-name="T10"> residence of many an Israelite who took a pride/ in </text:span><text:span text:style-name="T7">raising</text:span><text:span text:style-name="T10"> rearing his children after the standard of Biblic-/-al and Rabbinical Judaism. <text:s/>The charge/ flippantly made that Judaism in this city of ours, was lifeless,/ that a lurid darkness overspread it until light/ shone upon it from the West, is a libel, unless the/ </text:span><text:span text:style-name="T7">disappearance</text:span><text:span text:style-name="T10"> sinking of scripturalism, deserves to be interpreted/ as the dawning of a soul illumining Orb./</text:span></text:p>
      <text:p text:style-name="P5"><text:span text:style-name="T10"/></text:p>
      <text:p text:style-name="P5"><text:span text:style-name="T10">[Page 3]</text:span></text:p>
      <text:p text:style-name="P5"><text:span text:style-name="T10">Mark it well. <text:s/>Forty three years ago, Philadelphia/ possessed a </text:span><text:span text:style-name="T7">well</text:span><text:span text:style-name="T10"> consistently conducted Jewish organ a moderately gotten up Jewish publication society, it/ </text:span><text:span text:style-name="T7">had a</text:span><text:span text:style-name="T10"> called point to a Hebrew Education Society and a Hebrew Sunday/ School, the pioneers of similar institutions elsewhere throughout the Union. <text:s/>Forty three/ years ago the two, who subsequently claimed to have breathed/ a new spirit into the dry bones of the ancestral creed,/ had not travelled[sic!] beyond the precincts of the New York State./ <text:s/>Dr Lilienthal was then so pronouncedly conservative, as/ to commend and recommend the practice of wearing Te-/-fillin, or phylacteries; as all can ascertain who </text:span><text:span text:style-name="T7">have read</text:span><text:span text:style-name="T10"> consult/ early numbers of the Phildelphia Occident. <text:s/>In those/ days, the genial Dr. did not think </text:span><text:span text:style-name="T7">correct</text:span><text:span text:style-name="T10"> it suitable for a Rabbi to tell/ his interviewer that he, the defender of the Tefillin/ rite, </text:span><text:span text:style-name="T7">had</text:span><text:span text:style-name="T10"> intended to unfurl</text:span><text:span text:style-name="T7">ed</text:span><text:span text:style-name="T10"> the banner of a modernized Judaism;/ a meaningless phrase, if it does not signify/ the playing of Judaism, with Judaism out. <text:s/>The/ other claimant to a resurrecting power, a new Elijah,/ who, in an outburst of material admiration styled his/ associate a Ben Zacka</text:span><text:span text:style-name="T9">ï</text:span><text:span text:style-name="T10">, while he was called in turn/ Moses Ben Hanach, Dr I. M. Wise, forty three/ years ago, wrote for the conservative Asmonean of/ New York, and for the orthodox Occident of Philadelphia./</text:span></text:p>
      <text:p text:style-name="P5"><text:span text:style-name="T10"/></text:p>
      <text:p text:style-name="P5"><text:span text:style-name="T10">[Page 4]</text:span></text:p>
      <text:p text:style-name="P5"><text:span text:style-name="T10">Only in Charleston, South Carolina, an attempt had previously been/ made to introduce unauthorized changes in the govern-/-ment of the Synagogue. <text:s/>But Poznansky, the </text:span><text:span text:style-name="T7">Polish</text:span><text:span text:style-name="T10"> foreign/ Jew who threw a fire brand to kindle the flame/ of discord, which disrupted a venerable and </text:span><text:span text:style-name="T7">influential</text:span><text:span text:style-name="T10"> intellectual/ Sephardic community, did not go further than the/ first step towards the transformation of our tenets and/ regulations. <text:s/>As a body, Philadelphia Israel-/-ites continued stauch[sic!], uninfluenced by the example of/ Charleston, which the West brought in later times to a culmination/ not dreamed of, forty three years ago. <text:s/>Samuel/ Holdsheim sanctified Sunday to oblige German Jews,/ too broadly liberalized to keep Saturday holy; David/ Friedlander would have entered with compromises to roll/ away the odium which German Christians heaped/ upon his people; Aaron Choriner sought to meta-/-morphose every thing, in order to prove that the outcasts/ of Judea have their Jerusalem in the lands that grant/ their toleration. <text:s/>But in Philadelphia of to day, Sunday/ is a Jewish apostleship to Christianity. <text:s/>It has already/ converted Christian maidens into an affectionate regard/ for Jewish youths, and has ripened </text:span><text:soft-page-break/><text:span text:style-name="T10">into a matrimonial/ alliance the esteem of Christian gentlemen for the/ fair daughters of Israel. <text:s/>I do not </text:span><text:span text:style-name="T7">malign</text:span><text:span text:style-name="T10"> indeed </text:span><text:span text:style-name="T7">throughout</text:span><text:span text:style-name="T10"> make insinuations with malice aforethought./ <text:s/>Current events will free me from the imputation./</text:span></text:p>
      <text:p text:style-name="P5"><text:span text:style-name="T10"/></text:p>
      <text:p text:style-name="P5"><text:span text:style-name="T10">[Page 5]</text:span></text:p>
      <text:p text:style-name="P5"><text:span text:style-name="T10">As to compromises for the sake of showing the world/ that we have broken with the past, </text:span><text:span text:style-name="T7">let</text:span><text:span text:style-name="T10"> rituals which/ have very nearly suppressed all Hebrew, expunged from the pages national/ hopes and aspirations </text:span><text:span text:style-name="T7">let</text:span><text:span text:style-name="T10"> must </text:span><text:span text:style-name="T7">will</text:span><text:span text:style-name="T10"> demonstrate them. <text:s/>Temples </text:span><text:span text:style-name="T7">inviting</text:span><text:span text:style-name="T10"> placing trinitarians </text:span><text:span text:style-name="T7">to</text:span><text:span text:style-name="T10"> speakers/ </text:span><text:span text:style-name="T7">speak and hiding the</text:span><text:span text:style-name="T10"> forward while the diminutive scroll of the Law </text:span><text:span text:style-name="T7">from their pre-</text:span><text:span text:style-name="T10"> hides backward,/ </text:span><text:span text:style-name="T7">-sence</text:span><text:span text:style-name="T10"> must demonstrate them. <text:s/>And now a </text:span><text:span text:style-name="T7">voice re</text:span><text:span text:style-name="T10"> shrill sound echoes/ from the West. <text:s/>"Tear </text:span><text:span text:style-name="T7">off</text:span><text:span text:style-name="T10"> into shreds the parch-/-ment, wipe off the writing; cease to carry in/ procession what you idolize. <text:s/>It is only the tanned/ skin of an animal, with some characters unintel-/-ligible to the present generation. <text:s/>Do you wish/ still to read what you do not observe? <text:s/>A printed page/ will answer the purpose better." <text:s/>Thus vehemently/ cry the iconoclastic </text:span><text:span text:style-name="T7">braggarts</text:span><text:span text:style-name="T10"> radicals of the West. <text:s/>We/ may prophesy that before long the advice will be eagerly/ </text:span><text:span text:style-name="T7">followed</text:span><text:span text:style-name="T10"> accepted in </text:span><text:span text:style-name="T7">Philadelphia</text:span><text:span text:style-name="T10"> the East, on the plea of a general/ longing for a modernized Judaism. <text:s/>"Insane! <text:s/>You/ forget that the glory of Judaism lies in its hoary anti-/-quity. <text:s/>When I raise the Sepher Torah, when I read the/ Sepher Torah, </text:span><text:span text:style-name="T7">when I simply look at the Sepher Torah,</text:span><text:span text:style-name="T10">/ my memory instinctively goes back to the restorer of the/ Torah </text:span><text:span text:style-name="T7">to Ezra</text:span><text:span text:style-name="T10"> our zealous scribe [Hebrew] even to Ezra, our veritable Reformer, if not to still remoter ages. <text:s/></text:span><text:span text:style-name="T7">Been</text:span><text:span text:style-name="T10">/ When I simply look at the Sepher Torah Ben Teradion, our martyr, </text:span><text:span text:style-name="T7">derisively</text:span><text:span text:style-name="T10"> cruelly wrapped by inquisitorial Rome,/ in the sacred scroll that he loved, to be burned with it at the stake,/</text:span></text:p>
      <text:p text:style-name="P5"><text:span text:style-name="T10"/></text:p>
      <text:p text:style-name="P5"><text:span text:style-name="T10">[Page 6]</text:span></text:p>
      <text:p text:style-name="P5"><text:span text:style-name="T10">rises before my vision. <text:s/></text:span><text:span text:style-name="T7">He</text:span><text:span text:style-name="T10"> The </text:span><text:span text:style-name="T7">venerated</text:span><text:span text:style-name="T10"> martyred Sage calls them recreants, who/ lay </text:span><text:span text:style-name="T7">an impious</text:span><text:span text:style-name="T10"> a sacrilegious hand upon that venerated scroll. </text:span><text:span text:style-name="T7">to commit a sacrilege</text:span><text:span text:style-name="T10">..../ "No: thou shalt not be rent apart into rags, so long as I watch/ on </text:span><text:span text:style-name="T7">th</text:span><text:span text:style-name="T10"> yonder shrine. <text:s/></text:span><text:span text:style-name="T7">But can we vouch for the</text:span><text:span text:style-name="T10"> Sooner would I tear the grey hair/ </text:span><text:span text:style-name="T7">failure</text:span><text:span text:style-name="T10"> of her that gave me birth." <text:s/>But can we/ vouch for the future, </text:span><text:span text:style-name="T7">in</text:span><text:span text:style-name="T10"> amidst the deliberate ignorance </text:span><text:span text:style-name="T7">enforced</text:span><text:span text:style-name="T10">/ of the language of the scroll, enforced by a contemptuous/ </text:span><text:span text:style-name="T7">indifference</text:span><text:span text:style-name="T10"> apathy for what is venerably old in the religion/ of Israel? <text:s/>Let me tell it. <text:s/>At the first sign of a falling off,/ I interposed, </text:span><text:span text:style-name="T7">with</text:span><text:span text:style-name="T10"> using the slight influence which my seniority/ in the ministry lent me, to </text:span><text:span text:style-name="T7">prevent</text:span><text:span text:style-name="T10"> ward off a greater decline./ <text:s/>I prayed for firmness and warned several, who put on the sacerdotal/ garment here and in New York. <text:s/>I welcomed later on, others/ whose antecedents and public speeches </text:span><text:span text:style-name="T7">pronused</text:span><text:span text:style-name="T10"> augured well/ for an intelligent conservatism, but </text:span><text:span text:style-name="T7">the</text:span><text:span text:style-name="T10"> a vacillating/ character</text:span><text:span text:style-name="T7">s</text:span><text:span text:style-name="T10">, </text:span><text:span text:style-name="T7">of some,</text:span><text:span text:style-name="T10"> the love of ease which gold pro-/-mises, became an all-destroying mildew in the field/ of </text:span><text:span text:style-name="T7">our</text:span><text:span text:style-name="T10"> a conservative religion. <text:s/>I cannot say with positiveness, </text:span><text:span text:style-name="T7">that</text:span><text:span text:style-name="T10">/ that the inconsiderate demeanour is now sorrowed/ for, but I do know that </text:span><text:span text:style-name="T7">firmness</text:span><text:span text:style-name="T10"> steadfastness would have pre-/-vented much that we lament, much that has en-/gendered schisms and occasioned </text:span><text:span text:style-name="T7">irremediable</text:span><text:span text:style-name="T10"> incurable heartburnings./</text:span></text:p>
      <text:p text:style-name="P5"><text:span text:style-name="T10"/></text:p>
      <text:p text:style-name="P5"><text:span text:style-name="T10">[Page 7]</text:span></text:p>
      <text:p text:style-name="P7"><text:span text:style-name="T4">Certainly This is certain</text:span><text:span text:style-name="T10"> This however, is most certain; I would not have imagined it possible </text:span><text:span text:style-name="T4">forty three</text:span><text:span text:style-name="T10">/ </text:span><text:span text:style-name="T4">years ago that</text:span><text:span text:style-name="T10"> on the first Purim, when I arrived, that forty three years later the Purim greetings from some/ who bear the title of Rabbis, would have been an/ invitation to participate in a projected convention/ of Universalists, ethic culturists, unitarians and/ similar </text:span><text:span text:style-name="T11">liberals</text:span><text:span text:style-name="T12">, with the view of effecting a co-/-alition among various beliefs. <text:s/>But even that/ has actually come to pass, and it would be rash/ to predict that the axe will not be applied still/ more radically to uproot </text:span><text:span text:style-name="T5">out</text:span><text:span text:style-name="T12"> the Judaic tree </text:span><text:span text:style-name="T5">altogether</text:span><text:span text:style-name="T12"> beyond the power of replanting./ <text:s/></text:span><text:span text:style-name="T5">Perp</text:span><text:span text:style-name="T12"> Perhaps, we shall be allowed to pick up a/ few stray leaves dropped by a freer Christianity and show/ them off as the laurels </text:span><text:span text:style-name="T5">of</text:span><text:span text:style-name="T12"> wherewith a modernized Judaism is crowned./ <text:s/>"Do you remain at your post still, notwithstanding such/ provocations?" <text:s/>I am asked. <text:s/>I do, whelmed with shame./ <text:s/>Not indifferent</text:span><text:span text:style-name="T5">ly</text:span><text:span text:style-name="T12">, I assure all, not indifferent</text:span><text:span text:style-name="T5">ly</text:span><text:span text:style-name="T12"> I remain, but humi-/-liated by </text:span><text:soft-page-break/><text:span text:style-name="T5">the happenings that have robbed me of any</text:span><text:span text:style-name="T12"> my utter incapacity to stem the swelling current of turbulent waters which carry/ </text:span><text:span text:style-name="T5">capacity for good.</text:span><text:span text:style-name="T12"> every thing </text:span><text:span text:style-name="T5">before it</text:span><text:span text:style-name="T12"> into an ocean of oblivion. <text:s/>Consummate hypocrisy, it would/ be in me to say that I am ready to </text:span><text:span text:style-name="T5">following</text:span><text:span text:style-name="T12"> abdicate, </text:span><text:span text:style-name="T5">imitating</text:span><text:span text:style-name="T12"> following the ex-/-ample of the Baptist minister of our city, who, a/ few weeks since, insisted upon the acceptance of his/ resignation by the people whom he had served much less/ time than I have served mine. <text:s/>His plea was age and in-/ability to make clerical visits among his flock./</text:span></text:p>
      <text:p text:style-name="P7"><text:span text:style-name="T12"/></text:p>
      <text:p text:style-name="P7"><text:span text:style-name="T12">[Page 8]</text:span></text:p>
      <text:p text:style-name="P7"><text:span text:style-name="T12">I could not imitate the course which the Baptist/ clergyman pursued, without inflicting upon myself/ and mine an irreparable injury, though I do ask/ indulgence for having greatly reduced my calls </text:span><text:span text:style-name="T5">by reason of</text:span><text:span text:style-name="T12"> because of age and infirmities, ex-/-cept </text:span><text:span text:style-name="T5">to</text:span><text:span text:style-name="T12"> on the sick and the mourners, to whom I may/ bring messages of comfort. <text:s/>What I most crave for,/ during my continuance in office, is the encouragement which/ a larger attendance; a harmonious mingling of voices,/ of the young in prayer, inspire</text:span><text:span text:style-name="T5">s</text:span><text:span text:style-name="T12">. <text:s/>To that end I coo-/-perate with the teachers in our Congregational schools,/ and with all, wherever my instruction and counsel are sought/ after. <text:s/>If the few years that I may/ reasonably expect to <text:s/>be yet vouchsafed to me,/ can accomplish that small measure of good,/ if during my latter days I shall </text:span><text:span text:style-name="T5">not bear</text:span><text:span text:style-name="T12"> be spared the/ grief of hearing others in this consecrated edifice,/ because my </text:span><text:span text:style-name="T5">strength to serve has</text:span><text:span text:style-name="T12"> vigour shall have failed, and my/ memory proved treacherous, I will return thanks/ to my creator, as the psalmist of yore [Hebrew] "I will bow down at my holy oracle for Thy mercy and Truth, [Hebrew]/ [Hebrew] "On the day that I called, Thou/ didst answer me, thou hast raised me up with strength/ in my soul"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1T12:58:21.01</meta:creation-date>
    <meta:document-statistic meta:table-count="0" meta:image-count="0" meta:object-count="0" meta:page-count="5" meta:paragraph-count="82" meta:word-count="2073" meta:character-count="12878"/>
    <dc:date>2012-10-01T13:50:04.49</dc:date>
    <dc:creator>Penn Libraries</dc:creator>
    <meta:editing-duration>PT00H01M11S</meta:editing-duration>
    <meta:editing-cycles>1</meta:editing-cycles>
    <meta:generator>OpenOffice.org/3.2$Win32 OpenOffice.org_project/320m12$Build-9483</meta:generator>
  </office:meta>
</office:document-meta>
</file>